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a1c" officeooo:paragraph-rsid="00018a1c"/>
    </style:style>
    <style:style style:name="P2" style:family="paragraph" style:parent-style-name="Standard">
      <style:paragraph-properties fo:text-align="center" style:justify-single-word="false"/>
      <style:text-properties officeooo:rsid="00018a1c" officeooo:paragraph-rsid="00018a1c"/>
    </style:style>
    <style:style style:name="P3" style:family="paragraph" style:parent-style-name="Standard">
      <style:text-properties officeooo:rsid="0001fdcf" officeooo:paragraph-rsid="0001fdcf"/>
    </style:style>
    <style:style style:name="P4" style:family="paragraph" style:parent-style-name="Standard">
      <style:text-properties officeooo:rsid="0003a777" officeooo:paragraph-rsid="0003a777"/>
    </style:style>
    <style:style style:name="P5" style:family="paragraph" style:parent-style-name="Standard">
      <style:text-properties officeooo:rsid="0004f3d1" officeooo:paragraph-rsid="0004f3d1"/>
    </style:style>
    <style:style style:name="P6" style:family="paragraph" style:parent-style-name="Standard">
      <style:text-properties officeooo:rsid="0005c7bd" officeooo:paragraph-rsid="0005c7bd"/>
    </style:style>
    <style:style style:name="P7" style:family="paragraph" style:parent-style-name="Standard" style:list-style-name="L1">
      <style:text-properties officeooo:rsid="0001fdcf" officeooo:paragraph-rsid="0001fdcf"/>
    </style:style>
    <style:style style:name="P8" style:family="paragraph" style:parent-style-name="Standard" style:list-style-name="L1">
      <style:text-properties officeooo:rsid="0003a777" officeooo:paragraph-rsid="0003a777"/>
    </style:style>
    <style:style style:name="P9" style:family="paragraph" style:parent-style-name="Standard" style:list-style-name="L2">
      <style:text-properties officeooo:rsid="0005c7bd" officeooo:paragraph-rsid="0005c7bd"/>
    </style:style>
    <style:style style:name="P10" style:family="paragraph" style:parent-style-name="Standard" style:list-style-name="L1">
      <style:text-properties officeooo:rsid="00075e5c" officeooo:paragraph-rsid="00075e5c"/>
    </style:style>
    <style:style style:name="T1" style:family="text">
      <style:text-properties officeooo:rsid="0003a777"/>
    </style:style>
    <style:style style:name="T2" style:family="text">
      <style:text-properties officeooo:rsid="000454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WEB : WCENC</text:p>
      <text:p text:style-name="P1"/>
      <text:p text:style-name="P3">WCENC est un site de paris pour la coupe du monde de football.</text:p>
      <text:p text:style-name="P3"/>
      <text:p text:style-name="P3">Technos:</text:p>
      <text:list xml:id="list7438659125874512404" text:style-name="L1">
        <text:list-item>
          <text:p text:style-name="P7">PHP 7</text:p>
        </text:list-item>
        <text:list-item>
          <text:p text:style-name="P7"><text:span text:style-name="T1">BDD<text:tab/>→ </text:span>Postgresql</text:p>
        </text:list-item>
        <text:list-item>
          <text:p text:style-name="P8">CSS <text:tab/>→ Bootstrap 4</text:p>
        </text:list-item>
        <text:list-item>
          <text:p text:style-name="P8">JS<text:tab/>→ Jquery 3.3.1</text:p>
        </text:list-item>
        <text:list-item>
          <text:p text:style-name="P8">Dépot<text:tab/>→ Github WCENC <text:s/><text:span text:style-name="T2">(proxy = proxy.infra.dgfip:3128)</text:span></text:p>
          <text:list>
            <text:list-item>
              <text:p text:style-name="P10">export https_proxy=http://proxy.infra.dgfip:3128</text:p>
            </text:list-item>
          </text:list>
        </text:list-item>
      </text:list>
      <text:p text:style-name="P4"/>
      <text:p text:style-name="P4"/>
      <text:p text:style-name="P5">Arborescence du projet :</text:p>
      <text:p text:style-name="P5"/>
      <text:p text:style-name="P6">WCENC/</text:p>
      <text:list xml:id="list2065282964810138348" text:style-name="L2">
        <text:list-item>
          <text:p text:style-name="P9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57:39.418094121</meta:creation-date>
    <dc:date>2018-04-25T09:27:47.232175418</dc:date>
    <meta:editing-duration>PT9M1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52" meta:character-count="283" meta:non-whitespace-character-count="247"/>
  </office:meta>
</office:document-meta>
</file>